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base shell</text:p>
      <text:p text:style-name="P1">2023-05-03 09:49:38,487 WARN <text:s/>[main] util.NativeCodeLoader: Unable to load native-hadoop library for your platform... using builtin-java classes where applicable</text:p>
      <text:p text:style-name="P1">HBase Shell</text:p>
      <text:p text:style-name="P1">Use "help" to get list of supported commands.</text:p>
      <text:p text:style-name="P1">Use "exit" to quit this interactive shell.</text:p>
      <text:p text:style-name="P1">For Reference, please visit: http://hbase.apache.org/2.0/book.html#shell</text:p>
      <text:p text:style-name="P1">Version 2.4.13, r90fb1ddc1df9b345f26687d5d24cedfb19621d63, Wed Jun 22 20:16:39 PDT 2022</text:p>
      <text:p text:style-name="P1">Took 0.0023 seconds <text:s text:c="37"/></text:p>
      <text:p text:style-name="P1">hbase:001:0&gt; status</text:p>
      <text:p text:style-name="P1">2023-05-03 09:50:52,145 WARN <text:s/>[RPCClient-NioEventLoopGroup-1-1] internal.MacAddressUtil: Failed to find a usable hardware address from the network interfaces; using random bytes: 76:71:47:9d:bf:dd:93:5c</text:p>
      <text:p text:style-name="P1">1 active master, 0 backup masters, 1 servers, 0 dead, 7.0000 average load</text:p>
      <text:p text:style-name="P1">Took 1.2534 seconds <text:s text:c="37"/></text:p>
      <text:p text:style-name="P1">hbase:002:0&gt; version</text:p>
      <text:p text:style-name="P1">2.4.13, r90fb1ddc1df9b345f26687d5d24cedfb19621d63, Wed Jun 22 20:16:39 PDT 2022</text:p>
      <text:p text:style-name="P1">Took 0.0013 seconds <text:s text:c="37"/></text:p>
      <text:p text:style-name="P1">hbase:003:0&gt; </text:p>
      <text:p text:style-name="P1">hbase:003:0&gt; table_help</text:p>
      <text:p text:style-name="P1">Help for table-reference commands.</text:p>
      <text:p text:style-name="P1"/>
      <text:p text:style-name="P1">You can either create a table via 'create' and then manipulate the table via commands like 'put', 'get', etc.</text:p>
      <text:p text:style-name="P1">See the standard help information for how to use each of these commands.</text:p>
      <text:p text:style-name="P1"/>
      <text:p text:style-name="P1">However, as of 0.96, you can also get a reference to a table, on which you can invoke commands.</text:p>
      <text:p text:style-name="P1">For instance, you can get create a table and keep around a reference to it via:</text:p>
      <text:p text:style-name="P1"/>
      <text:p text:style-name="P1"><text:s text:c="3"/>hbase&gt; t = create 't', 'cf'</text:p>
      <text:p text:style-name="P1"/>
      <text:p text:style-name="P1">Or, if you have already created the table, you can get a reference to it:</text:p>
      <text:p text:style-name="P1"/>
      <text:p text:style-name="P1"><text:s text:c="3"/>hbase&gt; t = get_table 't'</text:p>
      <text:p text:style-name="P1"/>
      <text:p text:style-name="P1">You can do things like call 'put' on the table:</text:p>
      <text:p text:style-name="P1"/>
      <text:p text:style-name="P1"><text:s text:c="2"/>hbase&gt; t.put 'r', 'cf:q', 'v'</text:p>
      <text:p text:style-name="P1"/>
      <text:p text:style-name="P1">which puts a row 'r' with column family 'cf', qualifier 'q' and value 'v' into table t.</text:p>
      <text:p text:style-name="P1"/>
      <text:p text:style-name="P1">To read the data out, you can scan the table:</text:p>
      <text:p text:style-name="P1"><text:soft-page-break/></text:p>
      <text:p text:style-name="P1"><text:s text:c="2"/>hbase&gt; t.scan</text:p>
      <text:p text:style-name="P1"/>
      <text:p text:style-name="P1">which will read all the rows in table 't'.</text:p>
      <text:p text:style-name="P1"/>
      <text:p text:style-name="P1">Essentially, any command that takes a table name can also be done via table reference.</text:p>
      <text:p text:style-name="P1">Other commands include things like: get, delete, deleteall,</text:p>
      <text:p text:style-name="P1">get_all_columns, get_counter, count, incr. These functions, along with</text:p>
      <text:p text:style-name="P1">the standard JRuby object methods are also available via tab completion.</text:p>
      <text:p text:style-name="P1"/>
      <text:p text:style-name="P1">For more information on how to use each of these commands, you can also just type:</text:p>
      <text:p text:style-name="P1"/>
      <text:p text:style-name="P1"><text:s text:c="3"/>hbase&gt; t.help 'scan'</text:p>
      <text:p text:style-name="P1"/>
      <text:p text:style-name="P1">which will output more information on how to use that command.</text:p>
      <text:p text:style-name="P1"/>
      <text:p text:style-name="P1">You can also do general admin actions directly on a table; things like enable, disable,</text:p>
      <text:p text:style-name="P1">flush and drop just by typing:</text:p>
      <text:p text:style-name="P1"/>
      <text:p text:style-name="P1"><text:s text:c="3"/>hbase&gt; t.enable</text:p>
      <text:p text:style-name="P1"><text:s text:c="3"/>hbase&gt; t.flush</text:p>
      <text:p text:style-name="P1"><text:s text:c="3"/>hbase&gt; t.disable</text:p>
      <text:p text:style-name="P1"><text:s text:c="3"/>hbase&gt; t.drop</text:p>
      <text:p text:style-name="P1"/>
      <text:p text:style-name="P1">Note that after dropping a table, your reference to it becomes useless and further usage</text:p>
      <text:p text:style-name="P1">is undefined (and not recommended).</text:p>
      <text:p text:style-name="P1">Took 0.0023 seconds <text:s text:c="37"/></text:p>
      <text:p text:style-name="P1">hbase:004:0&gt; </text:p>
      <text:p text:style-name="P1">hbase:004:0&gt; whoami</text:p>
      <text:p text:style-name="P1">mitu (auth:SIMPLE)</text:p>
      <text:p text:style-name="P1"><text:s text:c="4"/>groups: mitu, adm, dialout, cdrom, sudo, dip, plugdev, lpadmin, sambashare</text:p>
      <text:p text:style-name="P1">Took 0.1465 seconds <text:s text:c="37"/></text:p>
      <text:p text:style-name="P1">hbase:005:0&gt; create 'college','data'</text:p>
      <text:p text:style-name="P1"/>
      <text:p text:style-name="P1">ERROR: Table already exists: college!</text:p>
      <text:p text:style-name="P1"/>
      <text:p text:style-name="P1">For usage try 'help "create"'</text:p>
      <text:p text:style-name="P1"/>
      <text:p text:style-name="P1">Took 0.5218 seconds <text:s text:c="50"/></text:p>
      <text:p text:style-name="P1">hbase:006:0&gt; drop 'college'</text:p>
      <text:p text:style-name="P1"/>
      <text:p text:style-name="P1">ERROR: Table college is enabled. Disable it first.</text:p>
      <text:p text:style-name="P1"/>
      <text:p text:style-name="P1">For usage try 'help "drop"'</text:p>
      <text:p text:style-name="P1"/>
      <text:p text:style-name="P1">Took 0.3237 seconds <text:s text:c="50"/></text:p>
      <text:p text:style-name="P1"><text:soft-page-break/>hbase:007:0&gt; disable 'college'</text:p>
      <text:p text:style-name="P1">Took 0.8378 seconds <text:s text:c="50"/></text:p>
      <text:p text:style-name="P1">hbase:008:0&gt; drop 'college'</text:p>
      <text:p text:style-name="P1">Took 0.5861 seconds <text:s text:c="50"/></text:p>
      <text:p text:style-name="P1">hbase:009:0&gt; </text:p>
      <text:p text:style-name="P1">hbase:009:0&gt; create 'college','data'</text:p>
      <text:p text:style-name="P1">Created table college</text:p>
      <text:p text:style-name="P1">Took 0.8358 seconds <text:s text:c="50"/></text:p>
      <text:p text:style-name="P1">=&gt; Hbase::Table - college</text:p>
      <text:p text:style-name="P1">hbase:010:0&gt; list</text:p>
      <text:p text:style-name="P1">list <text:s text:c="31"/></text:p>
      <text:p text:style-name="P1">list_deadservers <text:s text:c="19"/></text:p>
      <text:p text:style-name="P1">list_decommissioned_regionservers <text:s text:c="2"/></text:p>
      <text:p text:style-name="P1">list_labels <text:s text:c="24"/></text:p>
      <text:p text:style-name="P1">list_liveservers <text:s text:c="19"/></text:p>
      <text:p text:style-name="P1">list_locks <text:s text:c="25"/></text:p>
      <text:p text:style-name="P1">list_namespace <text:s text:c="21"/></text:p>
      <text:p text:style-name="P1">list_namespace_tables <text:s text:c="14"/></text:p>
      <text:p text:style-name="P1">list_peer_configs <text:s text:c="18"/></text:p>
      <text:p text:style-name="P1">list_peers <text:s text:c="25"/></text:p>
      <text:p text:style-name="P1">list_procedures <text:s text:c="20"/></text:p>
      <text:p text:style-name="P1">list_quota_snapshots <text:s text:c="15"/></text:p>
      <text:p text:style-name="P1">list_quota_table_sizes <text:s text:c="13"/></text:p>
      <text:p text:style-name="P1">list_quotas <text:s text:c="24"/></text:p>
      <text:p text:style-name="P1">list_regions <text:s text:c="23"/></text:p>
      <text:p text:style-name="P1">list_replicated_tables <text:s text:c="13"/></text:p>
      <text:p text:style-name="P1">list_rsgroups <text:s text:c="22"/></text:p>
      <text:p text:style-name="P1">list_security_capabilities <text:s text:c="9"/></text:p>
      <text:p text:style-name="P1">list_snapshot_sizes <text:s text:c="16"/></text:p>
      <text:p text:style-name="P1">list_snapshots <text:s text:c="21"/></text:p>
      <text:p text:style-name="P1">list_table_snapshots <text:s text:c="15"/></text:p>
      <text:p text:style-name="P1">hbase:010:0&gt; list</text:p>
      <text:p text:style-name="P1">hbase:010:0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hbase:010:0&gt; list</text:p>
      <text:p text:style-name="P1">TABLE <text:s text:c="64"/></text:p>
      <text:p text:style-name="P1">a <text:s text:c="68"/></text:p>
      <text:p text:style-name="P1">business <text:s text:c="61"/></text:p>
      <text:p text:style-name="P1">college <text:s text:c="62"/></text:p>
      <text:p text:style-name="P1">emp <text:s text:c="66"/></text:p>
      <text:p text:style-name="P1">hadoop <text:s text:c="63"/></text:p>
      <text:p text:style-name="P1">5 row(s)</text:p>
      <text:p text:style-name="P1">Took 0.0445 seconds <text:s text:c="50"/></text:p>
      <text:p text:style-name="P1">=&gt; ["a", "business", "college", "emp", "hadoop"]</text:p>
      <text:p text:style-name="P1">hbase:011:0&gt; describe 'college'</text:p>
      <text:p text:style-name="P1">Table college is ENABLED <text:s text:c="45"/></text:p>
      <text:p text:style-name="P1">college <text:s text:c="62"/></text:p>
      <text:p text:style-name="P1">COLUMN FAMILIES DESCRIPTION <text:s text:c="42"/></text:p>
      <text:p text:style-name="P1">{NAME =&gt; 'data', BLOOMFILTER =&gt; 'ROW', IN_MEMORY =&gt; 'false', VERSIONS </text:p>
      <text:p text:style-name="P1">=&gt; '1', KEEP_DELETED_CELLS =&gt; 'FALSE', DATA_BLOCK_ENCODING =&gt; 'NONE', </text:p>
      <text:p text:style-name="P1">COMPRESSION =&gt; 'NONE', TTL =&gt; 'FOREVER', MIN_VERSIONS =&gt; '0', BLOCKCAC</text:p>
      <text:p text:style-name="P1">HE =&gt; 'true', BLOCKSIZE =&gt; '65536', REPLICATION_SCOPE =&gt; '0'} <text:s text:c="8"/></text:p>
      <text:p text:style-name="P1"/>
      <text:p text:style-name="P1">1 row(s)</text:p>
      <text:p text:style-name="P1">Quota is disabled</text:p>
      <text:p text:style-name="P1">Took 0.0915 seconds <text:s text:c="50"/></text:p>
      <text:p text:style-name="P1">hbase:012:0&gt; </text:p>
      <text:p text:style-name="P1">hbase:012:0&gt; disable 'college'</text:p>
      <text:p text:style-name="P1">Took 0.7015 seconds <text:s text:c="50"/></text:p>
      <text:p text:style-name="P1">hbase:013:0&gt; describe 'college'</text:p>
      <text:p text:style-name="P1">Table college is DISABLED <text:s text:c="44"/></text:p>
      <text:p text:style-name="P1">college <text:s text:c="62"/></text:p>
      <text:p text:style-name="P1">COLUMN FAMILIES DESCRIPTION <text:s text:c="42"/></text:p>
      <text:p text:style-name="P1">{NAME =&gt; 'data', BLOOMFILTER =&gt; 'ROW', IN_MEMORY =&gt; 'false', VERSIONS </text:p>
      <text:p text:style-name="P1">=&gt; '1', KEEP_DELETED_CELLS =&gt; 'FALSE', DATA_BLOCK_ENCODING =&gt; 'NONE', </text:p>
      <text:p text:style-name="P1">COMPRESSION =&gt; 'NONE', TTL =&gt; 'FOREVER', MIN_VERSIONS =&gt; '0', BLOCKCAC</text:p>
      <text:p text:style-name="P1">HE =&gt; 'true', BLOCKSIZE =&gt; '65536', REPLICATION_SCOPE =&gt; '0'} <text:s text:c="8"/></text:p>
      <text:p text:style-name="P1"/>
      <text:p text:style-name="P1">1 row(s)</text:p>
      <text:p text:style-name="P1">Quota is disabled</text:p>
      <text:p text:style-name="P1">Took 0.0307 seconds <text:s text:c="50"/></text:p>
      <text:p text:style-name="P1">hbase:014:0&gt; enable 'college'</text:p>
      <text:p text:style-name="P1">Took 0.7208 seconds <text:s text:c="50"/></text:p>
      <text:p text:style-name="P1">hbase:015:0&gt; </text:p>
      <text:p text:style-name="P1"/>
      <text:p text:style-name="P1"/>
      <text:p text:style-name="P1"/>
      <text:p text:style-name="P1"/>
      <text:p text:style-name="P1"/>
      <text:p text:style-name="P1">hbase:015:0&gt; put 'college', 'r1', 'c1', 'value', 10</text:p>
      <text:p text:style-name="P1"><text:soft-page-break/></text:p>
      <text:p text:style-name="P1">ERROR: org.apache.hadoop.hbase.regionserver.NoSuchColumnFamilyException: Column family c1 does not exist in region college,,1683088483949.67e44ce49d837e525c80533e1ac6b1a5. in table 'college', {NAME =&gt; 'data', BLOOMFILTER =&gt; 'ROW', IN_MEMORY =&gt; 'false', VERSIONS =&gt; '1', KEEP_DELETED_CELLS =&gt; 'FALSE', DATA_BLOCK_ENCODING =&gt; 'NONE', COMPRESSION =&gt; 'NONE', TTL =&gt; 'FOREVER', MIN_VERSIONS =&gt; '0', BLOCKCACHE =&gt; 'true', BLOCKSIZE =&gt; '65536', REPLICATION_SCOPE =&gt; '0'}</text:p>
      <text:p text:style-name="P1"><text:tab/>at org.apache.hadoop.hbase.regionserver.HRegion.doBatchMutate(HRegion.java:4885)</text:p>
      <text:p text:style-name="P1"><text:tab/>at org.apache.hadoop.hbase.regionserver.HRegion.doBatchMutate(HRegion.java:4875)</text:p>
      <text:p text:style-name="P1"><text:tab/>at org.apache.hadoop.hbase.regionserver.HRegion.doBatchMutate(HRegion.java:4871)</text:p>
      <text:p text:style-name="P1"><text:tab/>at org.apache.hadoop.hbase.regionserver.HRegion.put(HRegion.java:3181)</text:p>
      <text:p text:style-name="P1"><text:tab/>at org.apache.hadoop.hbase.regionserver.RSRpcServices.put(RSRpcServices.java:3004)</text:p>
      <text:p text:style-name="P1"><text:tab/>at org.apache.hadoop.hbase.regionserver.RSRpcServices.mutate(RSRpcServices.java:2967)</text:p>
      <text:p text:style-name="P1"><text:tab/>at org.apache.hadoop.hbase.shaded.protobuf.generated.ClientProtos$ClientService$2.callBlockingMethod(ClientProtos.java:45947)</text:p>
      <text:p text:style-name="P1"><text:tab/>at org.apache.hadoop.hbase.ipc.RpcServer.call(RpcServer.java:384)</text:p>
      <text:p text:style-name="P1"><text:tab/>at org.apache.hadoop.hbase.ipc.CallRunner.run(CallRunner.java:131)</text:p>
      <text:p text:style-name="P1"><text:tab/>at org.apache.hadoop.hbase.ipc.RpcExecutor$Handler.run(RpcExecutor.java:371)</text:p>
      <text:p text:style-name="P1"><text:tab/>at org.apache.hadoop.hbase.ipc.RpcExecutor$Handler.run(RpcExecutor.java:351)</text:p>
      <text:p text:style-name="P1"/>
      <text:p text:style-name="P1">For usage try 'help "put"'</text:p>
      <text:p text:style-name="P1"/>
      <text:p text:style-name="P1">Took 0.5394 seconds <text:s text:c="50"/></text:p>
      <text:p text:style-name="P1">hbase:016:0&gt; </text:p>
      <text:p text:style-name="P1">hbase:016:0&gt; put 'college', 'r1', 'data', 'value', 10</text:p>
      <text:p text:style-name="P1">Took 0.0061 seconds <text:s text:c="50"/></text:p>
      <text:p text:style-name="P1">hbase:017:0&gt; scan 'college'</text:p>
      <text:p text:style-name="P1">ROW <text:s text:c="15"/>COLUMN+CELL <text:s text:c="39"/></text:p>
      <text:p text:style-name="P1"><text:s/>r1 <text:s text:c="15"/>column=data:, timestamp=1970-01-01T05:30:00.010, va</text:p>
      <text:p text:style-name="P1"><text:s text:c="19"/>lue=value <text:s text:c="41"/></text:p>
      <text:p text:style-name="P1"><text:soft-page-break/>1 row(s)</text:p>
      <text:p text:style-name="P1">Took 0.0542 seconds <text:s text:c="50"/></text:p>
      <text:p text:style-name="P1">hbase:018:0&gt; put 'college', 'r1', 'data', 10</text:p>
      <text:p text:style-name="P1">Took 0.0070 seconds <text:s text:c="50"/></text:p>
      <text:p text:style-name="P1">hbase:019:0&gt; scan 'college'</text:p>
      <text:p text:style-name="P1">ROW <text:s text:c="15"/>COLUMN+CELL <text:s text:c="39"/></text:p>
      <text:p text:style-name="P1"><text:s/>r1 <text:s text:c="15"/>column=data:, timestamp=2023-05-03T10:20:24.184, va</text:p>
      <text:p text:style-name="P1"><text:s text:c="19"/>lue=10 <text:s text:c="44"/></text:p>
      <text:p text:style-name="P1">1 row(s)</text:p>
      <text:p text:style-name="P1">Took 0.0159 seconds <text:s text:c="50"/></text:p>
      <text:p text:style-name="P1">hbase:020:0&gt; put 'college', 'r1', 'data:marks', 67.89</text:p>
      <text:p text:style-name="P1">Took 0.0097 seconds <text:s text:c="50"/></text:p>
      <text:p text:style-name="P1">hbase:021:0&gt; scan 'college'</text:p>
      <text:p text:style-name="P1">ROW <text:s text:c="15"/>COLUMN+CELL <text:s text:c="39"/></text:p>
      <text:p text:style-name="P1"><text:s/>r1 <text:s text:c="15"/>column=data:, timestamp=2023-05-03T10:20:24.184, va</text:p>
      <text:p text:style-name="P1"><text:s text:c="19"/>lue=10 <text:s text:c="44"/></text:p>
      <text:p text:style-name="P1"><text:s/>r1 <text:s text:c="15"/>column=data:marks, timestamp=2023-05-03T10:22:04.69</text:p>
      <text:p text:style-name="P1"><text:s text:c="19"/>8, value=67.89 <text:s text:c="36"/></text:p>
      <text:p text:style-name="P1">1 row(s)</text:p>
      <text:p text:style-name="P1">Took 0.0249 seconds <text:s text:c="50"/></text:p>
      <text:p text:style-name="P1">hbase:022:0&gt; put 'college', 'r1', 'data:name', 'Tushar'</text:p>
      <text:p text:style-name="P1">Took 0.0067 seconds <text:s text:c="50"/></text:p>
      <text:p text:style-name="P1">hbase:023:0&gt; t = get_table 'college'</text:p>
      <text:p text:style-name="P1">Took 0.0021 seconds <text:s text:c="50"/></text:p>
      <text:p text:style-name="P1">=&gt; Hbase::Table - college</text:p>
      <text:p text:style-name="P1">hbase:024:0&gt; t.put 'r2', 'data:marks', 88.45</text:p>
      <text:p text:style-name="P1">Took 0.0134 seconds <text:s text:c="50"/>hbase:025:0&gt; t.scan</text:p>
      <text:p text:style-name="P1">ROW <text:s text:c="15"/>COLUMN+CELL <text:s text:c="39"/></text:p>
      <text:p text:style-name="P1"><text:s/>r1 <text:s text:c="15"/>column=data:, timestamp=2023-05-03T10:20:24.184, va</text:p>
      <text:p text:style-name="P1"><text:s text:c="19"/>lue=10 <text:s text:c="44"/></text:p>
      <text:p text:style-name="P1"><text:s/>r1 <text:s text:c="15"/>column=data:marks, timestamp=2023-05-03T10:22:04.69</text:p>
      <text:p text:style-name="P1"><text:s text:c="19"/>8, value=67.89 <text:s text:c="36"/></text:p>
      <text:p text:style-name="P1"><text:s/>r1 <text:s text:c="15"/>column=data:name, timestamp=2023-05-03T10:23:16.142</text:p>
      <text:p text:style-name="P1"><text:s text:c="19"/>, value=Tushar <text:s text:c="36"/></text:p>
      <text:p text:style-name="P1"><text:s/>r2 <text:s text:c="15"/>column=data:marks, timestamp=2023-05-03T10:26:45.63</text:p>
      <text:p text:style-name="P1"><text:s text:c="19"/>2, value=88.45 <text:s text:c="36"/></text:p>
      <text:p text:style-name="P1">2 row(s)</text:p>
      <text:p text:style-name="P1">Took 0.0520 seconds <text:s text:c="50"/>hbase:026:0&gt; </text:p>
      <text:p text:style-name="P1">hbase:026:0&gt; t.get</text:p>
      <text:p text:style-name="P1"/>
      <text:p text:style-name="P1">ERROR: wrong number of arguments (given 1, expected 2+)</text:p>
      <text:p text:style-name="P1"/>
      <text:p text:style-name="P1">For usage try 'help "get"'</text:p>
      <text:p text:style-name="P1"/>
      <text:p text:style-name="P1"><text:soft-page-break/>Took 0.0088 seconds <text:s text:c="50"/>hbase:027:0&gt; t.get 'data'</text:p>
      <text:p text:style-name="P1">COLUMN <text:s text:c="12"/>CELL <text:s text:c="46"/></text:p>
      <text:p text:style-name="P1">0 row(s)</text:p>
      <text:p text:style-name="P1">Took 0.0281 seconds <text:s text:c="50"/>hbase:028:0&gt; t.get 'data:marks'</text:p>
      <text:p text:style-name="P1">COLUMN <text:s text:c="12"/>CELL <text:s text:c="46"/></text:p>
      <text:p text:style-name="P1">0 row(s)</text:p>
      <text:p text:style-name="P1">Took 0.0088 seconds <text:s text:c="50"/>hbase:029:0&gt; t.get 'r1'</text:p>
      <text:p text:style-name="P1">COLUMN <text:s text:c="12"/>CELL <text:s text:c="46"/></text:p>
      <text:p text:style-name="P1"><text:s/>data: <text:s text:c="12"/>timestamp=2023-05-03T10:20:24.184, value=10 <text:s text:c="7"/></text:p>
      <text:p text:style-name="P1"><text:s/>data:marks <text:s text:c="7"/>timestamp=2023-05-03T10:22:04.698, value=67.89 <text:s text:c="4"/></text:p>
      <text:p text:style-name="P1"><text:s/>data:name <text:s text:c="8"/>timestamp=2023-05-03T10:23:16.142, value=Tushar <text:s text:c="3"/></text:p>
      <text:p text:style-name="P1">1 row(s)</text:p>
      <text:p text:style-name="P1">Took 0.0246 seconds <text:s text:c="50"/>hbase:030:0&gt; t.get 'r1',{column =&gt; 'data'}</text:p>
      <text:p text:style-name="P1">Traceback (most recent call last):</text:p>
      <text:p text:style-name="P1">NameError (undefined local variable or method `column' for #&lt;HBaseReceiver:0x2c0dca15&gt;)</text:p>
      <text:p text:style-name="P1">Did you mean? <text:s/>count</text:p>
      <text:p text:style-name="P1">hbase:031:0&gt; t.get 'r1',{COLUMN =&gt; 'data'}</text:p>
      <text:p text:style-name="P1">COLUMN <text:s text:c="12"/>CELL <text:s text:c="46"/></text:p>
      <text:p text:style-name="P1"><text:s/>data: <text:s text:c="12"/>timestamp=2023-05-03T10:20:24.184, value=10 <text:s text:c="7"/></text:p>
      <text:p text:style-name="P1"><text:s/>data:marks <text:s text:c="7"/>timestamp=2023-05-03T10:22:04.698, value=67.89 <text:s text:c="4"/></text:p>
      <text:p text:style-name="P1"><text:s/>data:name <text:s text:c="8"/>timestamp=2023-05-03T10:23:16.142, value=Tushar <text:s text:c="3"/></text:p>
      <text:p text:style-name="P1">1 row(s)</text:p>
      <text:p text:style-name="P1">Took 0.0160 seconds <text:s text:c="50"/>hbase:032:0&gt; </text:p>
      <text:p text:style-name="P1">hbase:032:0&gt; create 'employee','emp_id','emp_name','emp_contact','emp_address'</text:p>
      <text:p text:style-name="P1">Created table employee</text:p>
      <text:p text:style-name="P1">Took 0.6543 seconds <text:s text:c="50"/></text:p>
      <text:p text:style-name="P1">=&gt; Hbase::Table - employee</text:p>
      <text:p text:style-name="P1">hbase:033:0&gt; describe 'employee'</text:p>
      <text:p text:style-name="P1">Table employee is ENABLED <text:s text:c="44"/></text:p>
      <text:p text:style-name="P1">employee <text:s text:c="61"/></text:p>
      <text:p text:style-name="P1">COLUMN FAMILIES DESCRIPTION <text:s text:c="42"/></text:p>
      <text:p text:style-name="P1">{NAME =&gt; 'emp_address', BLOOMFILTER =&gt; 'ROW', IN_MEMORY =&gt; 'false', VE</text:p>
      <text:p text:style-name="P1">RSIONS =&gt; '1', KEEP_DELETED_CELLS =&gt; 'FALSE', DATA_BLOCK_ENCODING =&gt; '</text:p>
      <text:p text:style-name="P1">NONE', COMPRESSION =&gt; 'NONE', TTL =&gt; 'FOREVER', MIN_VERSIONS =&gt; '0', B</text:p>
      <text:p text:style-name="P1">LOCKCACHE =&gt; 'true', BLOCKSIZE =&gt; '65536', REPLICATION_SCOPE =&gt; '0'} <text:s/></text:p>
      <text:p text:style-name="P1"/>
      <text:p text:style-name="P1">{NAME =&gt; 'emp_contact', BLOOMFILTER =&gt; 'ROW', IN_MEMORY =&gt; 'false', VE</text:p>
      <text:p text:style-name="P1">RSIONS =&gt; '1', KEEP_DELETED_CELLS =&gt; 'FALSE', DATA_BLOCK_ENCODING =&gt; '</text:p>
      <text:p text:style-name="P1">NONE', COMPRESSION =&gt; 'NONE', TTL =&gt; 'FOREVER', MIN_VERSIONS =&gt; '0', B</text:p>
      <text:p text:style-name="P1"><text:soft-page-break/>LOCKCACHE =&gt; 'true', BLOCKSIZE =&gt; '65536', REPLICATION_SCOPE =&gt; '0'} <text:s/></text:p>
      <text:p text:style-name="P1"/>
      <text:p text:style-name="P1">{NAME =&gt; 'emp_id', BLOOMFILTER =&gt; 'ROW', IN_MEMORY =&gt; 'false', VERSION</text:p>
      <text:p text:style-name="P1">S =&gt; '1', KEEP_DELETED_CELLS =&gt; 'FALSE', DATA_BLOCK_ENCODING =&gt; 'NONE'</text:p>
      <text:p text:style-name="P1">, COMPRESSION =&gt; 'NONE', TTL =&gt; 'FOREVER', MIN_VERSIONS =&gt; '0', BLOCKC</text:p>
      <text:p text:style-name="P1">ACHE =&gt; 'true', BLOCKSIZE =&gt; '65536', REPLICATION_SCOPE =&gt; '0'} <text:s text:c="6"/></text:p>
      <text:p text:style-name="P1"/>
      <text:p text:style-name="P1">{NAME =&gt; 'emp_name', BLOOMFILTER =&gt; 'ROW', IN_MEMORY =&gt; 'false', VERSI</text:p>
      <text:p text:style-name="P1">ONS =&gt; '1', KEEP_DELETED_CELLS =&gt; 'FALSE', DATA_BLOCK_ENCODING =&gt; 'NON</text:p>
      <text:p text:style-name="P1">E', COMPRESSION =&gt; 'NONE', TTL =&gt; 'FOREVER', MIN_VERSIONS =&gt; '0', BLOC</text:p>
      <text:p text:style-name="P1">KCACHE =&gt; 'true', BLOCKSIZE =&gt; '65536', REPLICATION_SCOPE =&gt; '0'} <text:s text:c="4"/></text:p>
      <text:p text:style-name="P1"/>
      <text:p text:style-name="P1">4 row(s)</text:p>
      <text:p text:style-name="P1">Quota is disabled</text:p>
      <text:p text:style-name="P1">Took 0.0240 seconds <text:s text:c="50"/></text:p>
      <text:p text:style-name="P1">hbase:034:0&gt; </text:p>
      <text:p text:style-name="P1">hbase:034:0&gt; t = get_table 'employee'</text:p>
      <text:p text:style-name="P1">Took 0.0003 seconds <text:s text:c="50"/></text:p>
      <text:p text:style-name="P1">=&gt; Hbase::Table - employee</text:p>
      <text:p text:style-name="P1">hbase:035:0&gt; t.put 'r1','emp_id',101</text:p>
      <text:p text:style-name="P1">Took 0.0276 seconds <text:s text:c="50"/>hbase:036:0&gt; t.put 'r1','emp_name','Raju'</text:p>
      <text:p text:style-name="P1">Took 0.0097 seconds <text:s text:c="50"/>hbase:037:0&gt; t.put 'r1','emp_contact:personal',1234</text:p>
      <text:p text:style-name="P1">Took 0.0081 seconds <text:s text:c="50"/>hbase:038:0&gt; t.put 'r1','emp_contact:official',5678</text:p>
      <text:p text:style-name="P1">Took 0.0057 seconds <text:s text:c="50"/>hbase:039:0&gt; t.put 'r1','emp_address:office','Pune'</text:p>
      <text:p text:style-name="P1">Took 0.0101 seconds <text:s text:c="50"/>hbase:040:0&gt; t.put 'r1','emp_address:local','Mumbai'</text:p>
      <text:p text:style-name="P1">Took 0.0121 seconds <text:s text:c="50"/>hbase:041:0&gt; t.put 'r2','emp_id',102</text:p>
      <text:p text:style-name="P1">Took 0.0210 seconds <text:s text:c="50"/>hbase:042:0&gt; t.put 'r2','emp_name','Priya'</text:p>
      <text:p text:style-name="P1">Took 0.0109 seconds <text:s text:c="50"/>hbase:043:0&gt; t.put 'r2','emp_contact:personal',3925</text:p>
      <text:p text:style-name="P1">Took 0.0088 seconds <text:s text:c="50"/>hbase:044:0&gt; t.put 'r2','emp_address:office','Pune'</text:p>
      <text:p text:style-name="P1">Took 0.0111 seconds <text:s text:c="50"/>hbase:045:0&gt; t.put 'r3','emp_id',103</text:p>
      <text:p text:style-name="P1">Took 0.0024 seconds <text:s text:c="50"/>hbase:046:0&gt; t.put 'r3','emp_name','Samar'</text:p>
      <text:p text:style-name="P1">Took 0.0155 seconds <text:s text:c="50"/>hbase:047:0&gt; t.put 'r3','emp_contact:personal',3920</text:p>
      <text:p text:style-name="P1">Took 0.0023 seconds <text:s text:c="50"/>hbase:048:0&gt; t.put 'r3','emp_contact:official',5667</text:p>
      <text:p text:style-name="P1"><text:soft-page-break/>Took 0.0179 seconds <text:s text:c="50"/>hbase:049:0&gt; t.put 'r3','emp_address:local','Nashik'</text:p>
      <text:p text:style-name="P1">Took 0.0024 seconds <text:s text:c="50"/>hbase:050:0&gt; t.put 'r3','emp_address:ofice','Pune'</text:p>
      <text:p text:style-name="P1">Took 0.0123 seconds <text:s text:c="50"/>hbase:051:0&gt; t.put 'r4','emp_id',104</text:p>
      <text:p text:style-name="P1">Took 0.0050 seconds <text:s text:c="50"/>hbase:052:0&gt; t.put 'r4','emp_name','Ajay'</text:p>
      <text:p text:style-name="P1">Took 0.0034 seconds <text:s text:c="50"/>hbase:053:0&gt; t.put 'r4','emp_contact:personal',3306</text:p>
      <text:p text:style-name="P1">Took 0.0088 seconds <text:s text:c="50"/>hbase:054:0&gt; t.put 'r4','emp_contact:official',8920</text:p>
      <text:p text:style-name="P1">Took 0.0116 seconds <text:s text:c="50"/>hbase:055:0&gt; t.put 'r4','emp_address:local','Mumbai'</text:p>
      <text:p text:style-name="P1">Took 0.0090 seconds <text:s text:c="50"/>hbase:056:0&gt; t.scan</text:p>
      <text:p text:style-name="P1">ROW <text:s text:c="15"/>COLUMN+CELL <text:s text:c="39"/></text:p>
      <text:p text:style-name="P1"><text:s/>r1 <text:s text:c="15"/>column=emp_address:local, timestamp=2023-05-03T11:1</text:p>
      <text:p text:style-name="P1"><text:s text:c="19"/>9:53.774, value=Mumbai <text:s text:c="28"/></text:p>
      <text:p text:style-name="P1"><text:s/>r1 <text:s text:c="15"/>column=emp_address:office, timestamp=2023-05-03T11:</text:p>
      <text:p text:style-name="P1"><text:s text:c="19"/>19:42.551, value=Pune <text:s text:c="29"/></text:p>
      <text:p text:style-name="P1"><text:s/>r1 <text:s text:c="15"/>column=emp_contact:official, timestamp=2023-05-03T1</text:p>
      <text:p text:style-name="P1"><text:s text:c="19"/>1:19:14.180, value=5678 <text:s text:c="27"/></text:p>
      <text:p text:style-name="P1"><text:s/>r1 <text:s text:c="15"/>column=emp_contact:personal, timestamp=2023-05-03T1</text:p>
      <text:p text:style-name="P1"><text:s text:c="19"/>1:18:58.468, value=1234 <text:s text:c="27"/></text:p>
      <text:p text:style-name="P1"><text:s/>r1 <text:s text:c="15"/>column=emp_id:, timestamp=2023-05-03T11:18:24.362, </text:p>
      <text:p text:style-name="P1"><text:s text:c="19"/>value=101 <text:s text:c="41"/></text:p>
      <text:p text:style-name="P1"><text:s/>r1 <text:s text:c="15"/>column=emp_name:, timestamp=2023-05-03T11:18:39.979</text:p>
      <text:p text:style-name="P1"><text:s text:c="19"/>, value=Raju <text:s text:c="38"/></text:p>
      <text:p text:style-name="P1"><text:s/>r2 <text:s text:c="15"/>column=emp_address:office, timestamp=2023-05-03T11:</text:p>
      <text:p text:style-name="P1"><text:s text:c="19"/>23:48.785, value=Pune <text:s text:c="29"/></text:p>
      <text:p text:style-name="P1"><text:s/>r2 <text:s text:c="15"/>column=emp_contact:personal, timestamp=2023-05-03T1</text:p>
      <text:p text:style-name="P1"><text:s text:c="19"/>1:23:34.938, value=3925 <text:s text:c="27"/></text:p>
      <text:p text:style-name="P1"><text:s/>r2 <text:s text:c="15"/>column=emp_id:, timestamp=2023-05-03T11:22:54.207, </text:p>
      <text:p text:style-name="P1"><text:s text:c="19"/>value=102 <text:s text:c="41"/></text:p>
      <text:p text:style-name="P1"><text:s/>r2 <text:s text:c="15"/>column=emp_name:, timestamp=2023-05-03T11:23:11.347</text:p>
      <text:p text:style-name="P1"><text:s text:c="19"/>, value=Priya <text:s text:c="37"/></text:p>
      <text:p text:style-name="P1"><text:s/>r3 <text:s text:c="15"/>column=emp_address:local, timestamp=2023-05-03T11:2</text:p>
      <text:p text:style-name="P1"><text:s text:c="19"/>5:06.785, value=Nashik <text:s text:c="28"/></text:p>
      <text:p text:style-name="P1"><text:s/>r3 <text:s text:c="15"/>column=emp_address:ofice, timestamp=2023-05-03T11:2</text:p>
      <text:p text:style-name="P1"><text:s text:c="19"/>5:17.491, value=Pune <text:s text:c="30"/></text:p>
      <text:p text:style-name="P1"><text:soft-page-break/><text:s/>r3 <text:s text:c="15"/>column=emp_contact:official, timestamp=2023-05-03T1</text:p>
      <text:p text:style-name="P1"><text:s text:c="19"/>1:24:51.390, value=5667 <text:s text:c="27"/></text:p>
      <text:p text:style-name="P1"><text:s/>r3 <text:s text:c="15"/>column=emp_contact:personal, timestamp=2023-05-03T1</text:p>
      <text:p text:style-name="P1"><text:s text:c="19"/>1:24:32.419, value=3920 <text:s text:c="27"/></text:p>
      <text:p text:style-name="P1"><text:s/>r3 <text:s text:c="15"/>column=emp_id:, timestamp=2023-05-03T11:23:57.736, </text:p>
      <text:p text:style-name="P1"><text:s text:c="19"/>value=103 <text:s text:c="41"/></text:p>
      <text:p text:style-name="P1"><text:s/>r3 <text:s text:c="15"/>column=emp_name:, timestamp=2023-05-03T11:24:14.195</text:p>
      <text:p text:style-name="P1"><text:s text:c="19"/>, value=Samar <text:s text:c="37"/></text:p>
      <text:p text:style-name="P1"><text:s/>r4 <text:s text:c="15"/>column=emp_address:local, timestamp=2023-05-03T11:2</text:p>
      <text:p text:style-name="P1"><text:s text:c="19"/>6:46.497, value=Mumbai <text:s text:c="28"/></text:p>
      <text:p text:style-name="P1"><text:s/>r4 <text:s text:c="15"/>column=emp_contact:official, timestamp=2023-05-03T1</text:p>
      <text:p text:style-name="P1"><text:s text:c="19"/>1:26:29.409, value=8920 <text:s text:c="27"/></text:p>
      <text:p text:style-name="P1"><text:s/>r4 <text:s text:c="15"/>column=emp_contact:personal, timestamp=2023-05-03T1</text:p>
      <text:p text:style-name="P1"><text:s text:c="19"/>1:26:15.526, value=3306 <text:s text:c="27"/></text:p>
      <text:p text:style-name="P1"><text:s/>r4 <text:s text:c="15"/>column=emp_id:, timestamp=2023-05-03T11:25:26.700, </text:p>
      <text:p text:style-name="P1"><text:s text:c="19"/>value=104 <text:s text:c="41"/></text:p>
      <text:p text:style-name="P1"><text:s/>r4 <text:s text:c="15"/>column=emp_name:, timestamp=2023-05-03T11:25:40.755</text:p>
      <text:p text:style-name="P1"><text:s text:c="19"/>, value=Ajay <text:s text:c="38"/></text:p>
      <text:p text:style-name="P1">4 row(s)</text:p>
      <text:p text:style-name="P1">Took 0.0725 seconds <text:s text:c="50"/>hbase:057:0&gt; t.get 'r1'</text:p>
      <text:p text:style-name="P1">COLUMN <text:s text:c="12"/>CELL <text:s text:c="46"/></text:p>
      <text:p text:style-name="P1"><text:s/>emp_address:local timestamp=2023-05-03T11:19:53.774, value=Mumbai <text:s text:c="3"/></text:p>
      <text:p text:style-name="P1"><text:s/>emp_address:offic timestamp=2023-05-03T11:19:42.551, value=Pune <text:s text:c="5"/></text:p>
      <text:p text:style-name="P1"><text:s/>e <text:s text:c="67"/></text:p>
      <text:p text:style-name="P1"><text:s/>emp_contact:offic timestamp=2023-05-03T11:19:14.180, value=5678 <text:s text:c="5"/></text:p>
      <text:p text:style-name="P1"><text:s/>ial <text:s text:c="65"/></text:p>
      <text:p text:style-name="P1"><text:s/>emp_contact:perso timestamp=2023-05-03T11:18:58.468, value=1234 <text:s text:c="5"/></text:p>
      <text:p text:style-name="P1"><text:s/>nal <text:s text:c="65"/></text:p>
      <text:p text:style-name="P1"><text:s/>emp_id: <text:s text:c="10"/>timestamp=2023-05-03T11:18:24.362, value=101 <text:s text:c="6"/></text:p>
      <text:p text:style-name="P1"><text:s/>emp_name: <text:s text:c="8"/>timestamp=2023-05-03T11:18:39.979, value=Raju <text:s text:c="5"/></text:p>
      <text:p text:style-name="P1">1 row(s)</text:p>
      <text:p text:style-name="P1">Took 0.0336 seconds <text:s text:c="50"/>hbase:058:0&gt; t.get 'r1', {COLUMN =&gt; 'emp_name'}</text:p>
      <text:p text:style-name="P1">COLUMN <text:s text:c="12"/>CELL <text:s text:c="46"/></text:p>
      <text:p text:style-name="P1"><text:s/>emp_name: <text:s text:c="8"/>timestamp=2023-05-03T11:18:39.979, value=Raju <text:s text:c="5"/></text:p>
      <text:p text:style-name="P1">1 row(s)</text:p>
      <text:p text:style-name="P1">Took 0.0165 seconds <text:s text:c="50"/>hbase:059:0&gt; t.get 'r1', {COLUMN =&gt; ['emp_id','emp_name','emp_contact:official'}</text:p>
      <text:p text:style-name="P1">]</text:p>
      <text:p text:style-name="P1">SyntaxError: (hbase):59: syntax error, unexpected '}'</text:p>
      <text:p text:style-name="P1">t.get 'r1', {COLUMN =&gt; ['emp_id','emp_name','emp_contact:official'}</text:p>
      <text:p text:style-name="P1"><text:soft-page-break/><text:s text:c="66"/>^</text:p>
      <text:p text:style-name="P1"><text:s text:c="22"/>eval at org/jruby/RubyKernel.java:1048</text:p>
      <text:p text:style-name="P1"><text:s text:c="18"/>evaluate at uri:classloader:/META-INF/jruby.home/lib/ruby/stdlib/irb/workspace.rb:85</text:p>
      <text:p text:style-name="P1"><text:s text:c="18"/>evaluate at uri:classloader:/META-INF/jruby.home/lib/ruby/stdlib/irb/context.rb:380</text:p>
      <text:p text:style-name="P1"><text:s text:c="16"/>eval_input at uri:classloader:/irb/hirb.rb:115</text:p>
      <text:p text:style-name="P1"><text:s text:c="13"/>signal_status at uri:classloader:/META-INF/jruby.home/lib/ruby/stdlib/irb.rb:623</text:p>
      <text:p text:style-name="P1"><text:s text:c="16"/>eval_input at uri:classloader:/irb/hirb.rb:112</text:p>
      <text:p text:style-name="P1"><text:s text:c="2"/>each_top_level_statement at uri:classloader:/META-INF/jruby.home/lib/ruby/stdlib/irb/ruby-lex.rb:246</text:p>
      <text:p text:style-name="P1"><text:s text:c="22"/>loop at org/jruby/RubyKernel.java:1442</text:p>
      <text:p text:style-name="P1"><text:s text:c="2"/>each_top_level_statement at uri:classloader:/META-INF/jruby.home/lib/ruby/stdlib/irb/ruby-lex.rb:232</text:p>
      <text:p text:style-name="P1"><text:s text:c="21"/>catch at org/jruby/RubyKernel.java:1189</text:p>
      <text:p text:style-name="P1"><text:s text:c="2"/>each_top_level_statement at uri:classloader:/META-INF/jruby.home/lib/ruby/stdlib/irb/ruby-lex.rb:231</text:p>
      <text:p text:style-name="P1"><text:s text:c="16"/>eval_input at uri:classloader:/irb/hirb.rb:111</text:p>
      <text:p text:style-name="P1"><text:s text:c="23"/>run at uri:classloader:/META-INF/jruby.home/lib/ruby/stdlib/irb.rb:428</text:p>
      <text:p text:style-name="P1"><text:s text:c="21"/>catch at org/jruby/RubyKernel.java:1189</text:p>
      <text:p text:style-name="P1"><text:s text:c="23"/>run at uri:classloader:/META-INF/jruby.home/lib/ruby/stdlib/irb.rb:427</text:p>
      <text:p text:style-name="P1"><text:s text:c="20"/>&lt;main&gt; at classpath:/jar-bootstrap.rb:223</text:p>
      <text:p text:style-name="P1">mitu@skillologies:~$ </text:p>
      <text:p text:style-name="P1">mitu@skillologies:~$ hbase shell</text:p>
      <text:p text:style-name="P1">2023-05-03 11:35:30,657 WARN <text:s/>[main] util.NativeCodeLoader: Unable to load native-hadoop library for your platform... using builtin-java classes where applicable</text:p>
      <text:p text:style-name="P1">HBase Shell</text:p>
      <text:p text:style-name="P1">Use "help" to get list of supported commands.</text:p>
      <text:p text:style-name="P1">Use "exit" to quit this interactive shell.</text:p>
      <text:p text:style-name="P1">For Reference, please visit: http://hbase.apache.org/2.0/book.html#shell</text:p>
      <text:p text:style-name="P1">Version 2.4.13, r90fb1ddc1df9b345f26687d5d24cedfb19621d63, Wed Jun 22 20:16:39 PDT 2022</text:p>
      <text:p text:style-name="P1">Took 0.0021 seconds <text:s text:c="50"/></text:p>
      <text:p text:style-name="P1">hbase:001:0&gt; t.get 'r1', {COLUMN =&gt; ['emp_id','emp_name','emp_contact:official']}</text:p>
      <text:p text:style-name="P1">Traceback (most recent call last):</text:p>
      <text:p text:style-name="P1">NameError (undefined local variable or method `t' for #&lt;HBaseReceiver:0x6793f752&gt;)</text:p>
      <text:p text:style-name="P1">hbase:002:0&gt; t = get_table 'employee'</text:p>
      <text:p text:style-name="P1">Took 0.0340 seconds <text:s text:c="50"/></text:p>
      <text:p text:style-name="P1">=&gt; Hbase::Table - employee</text:p>
      <text:p text:style-name="P1">hbase:003:0&gt; </text:p>
      <text:p text:style-name="P1"><text:soft-page-break/></text:p>
      <text:p text:style-name="P1">hbase:003:0&gt; t.get 'r1', {COLUMN =&gt; ['emp_id','emp_name','emp_contact:official']}</text:p>
      <text:p text:style-name="P1">COLUMN <text:s text:c="12"/>CELL <text:s text:c="46"/></text:p>
      <text:p text:style-name="P1"><text:s/>emp_contact:offic timestamp=2023-05-03T11:19:14.180, value=5678 <text:s text:c="5"/></text:p>
      <text:p text:style-name="P1"><text:s/>ial <text:s text:c="65"/></text:p>
      <text:p text:style-name="P1"><text:s/>emp_id: <text:s text:c="10"/>timestamp=2023-05-03T11:18:24.362, value=101 <text:s text:c="6"/></text:p>
      <text:p text:style-name="P1"><text:s/>emp_name: <text:s text:c="8"/>timestamp=2023-05-03T11:18:39.979, value=Raju <text:s text:c="5"/></text:p>
      <text:p text:style-name="P1">1 row(s)</text:p>
      <text:p text:style-name="P1">Took 0.8179 seconds <text:s text:c="50"/>hbase:004:0&gt; t.delete 'r3','emp_contact:official'</text:p>
      <text:p text:style-name="P1">Took 0.0562 seconds <text:s text:c="50"/>hbase:005:0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base:005:0&gt; t.scan</text:p>
      <text:p text:style-name="P1">ROW <text:s text:c="15"/>COLUMN+CELL <text:s text:c="39"/></text:p>
      <text:p text:style-name="P1"><text:s/>r1 <text:s text:c="15"/>column=emp_address:local, timestamp=2023-05-03T11:1</text:p>
      <text:p text:style-name="P1"><text:s text:c="19"/>9:53.774, value=Mumbai <text:s text:c="28"/></text:p>
      <text:p text:style-name="P1"><text:s/>r1 <text:s text:c="15"/>column=emp_address:office, timestamp=2023-05-03T11:</text:p>
      <text:p text:style-name="P1"><text:s text:c="19"/>19:42.551, value=Pune <text:s text:c="29"/></text:p>
      <text:p text:style-name="P1"><text:s/>r1 <text:s text:c="15"/>column=emp_contact:official, timestamp=2023-05-03T1</text:p>
      <text:p text:style-name="P1"><text:s text:c="19"/>1:19:14.180, value=5678 <text:s text:c="27"/></text:p>
      <text:p text:style-name="P1"><text:s/>r1 <text:s text:c="15"/>column=emp_contact:personal, timestamp=2023-05-03T1</text:p>
      <text:p text:style-name="P1"><text:s text:c="19"/>1:18:58.468, value=1234 <text:s text:c="27"/></text:p>
      <text:p text:style-name="P1"><text:s/>r1 <text:s text:c="15"/>column=emp_id:, timestamp=2023-05-03T11:18:24.362, </text:p>
      <text:p text:style-name="P1"><text:s text:c="19"/>value=101 <text:s text:c="41"/></text:p>
      <text:p text:style-name="P1"><text:s/>r1 <text:s text:c="15"/>column=emp_name:, timestamp=2023-05-03T11:18:39.979</text:p>
      <text:p text:style-name="P1"><text:s text:c="19"/>, value=Raju <text:s text:c="38"/></text:p>
      <text:p text:style-name="P1"><text:s/>r2 <text:s text:c="15"/>column=emp_address:office, timestamp=2023-05-03T11:</text:p>
      <text:p text:style-name="P1"><text:s text:c="19"/>23:48.785, value=Pune <text:s text:c="29"/></text:p>
      <text:p text:style-name="P1"><text:s/>r2 <text:s text:c="15"/>column=emp_contact:personal, timestamp=2023-05-03T1</text:p>
      <text:p text:style-name="P1"><text:s text:c="19"/>1:23:34.938, value=3925 <text:s text:c="27"/></text:p>
      <text:p text:style-name="P1"><text:s/>r2 <text:s text:c="15"/>column=emp_id:, timestamp=2023-05-03T11:22:54.207, </text:p>
      <text:p text:style-name="P1"><text:s text:c="19"/>value=102 <text:s text:c="41"/></text:p>
      <text:p text:style-name="P1"><text:s/>r2 <text:s text:c="15"/>column=emp_name:, timestamp=2023-05-03T11:23:11.347</text:p>
      <text:p text:style-name="P1"><text:s text:c="19"/>, value=Priya <text:s text:c="37"/></text:p>
      <text:p text:style-name="P1"><text:soft-page-break/><text:s/>r3 <text:s text:c="15"/>column=emp_address:local, timestamp=2023-05-03T11:2</text:p>
      <text:p text:style-name="P1"><text:s text:c="19"/>5:06.785, value=Nashik <text:s text:c="28"/></text:p>
      <text:p text:style-name="P1"><text:s/>r3 <text:s text:c="15"/>column=emp_address:ofice, timestamp=2023-05-03T11:2</text:p>
      <text:p text:style-name="P1"><text:s text:c="19"/>5:17.491, value=Pune <text:s text:c="30"/></text:p>
      <text:p text:style-name="P1"><text:s/>r3 <text:s text:c="15"/>column=emp_contact:personal, timestamp=2023-05-03T1</text:p>
      <text:p text:style-name="P1"><text:s text:c="19"/>1:24:32.419, value=3920 <text:s text:c="27"/></text:p>
      <text:p text:style-name="P1"><text:s/>r3 <text:s text:c="15"/>column=emp_id:, timestamp=2023-05-03T11:23:57.736, </text:p>
      <text:p text:style-name="P1"><text:s text:c="19"/>value=103 <text:s text:c="41"/></text:p>
      <text:p text:style-name="P1"><text:s/>r3 <text:s text:c="15"/>column=emp_name:, timestamp=2023-05-03T11:24:14.195</text:p>
      <text:p text:style-name="P1"><text:s text:c="19"/>, value=Samar <text:s text:c="37"/></text:p>
      <text:p text:style-name="P1"><text:s/>r4 <text:s text:c="15"/>column=emp_address:local, timestamp=2023-05-03T11:2</text:p>
      <text:p text:style-name="P1"><text:s text:c="19"/>6:46.497, value=Mumbai <text:s text:c="28"/></text:p>
      <text:p text:style-name="P1"><text:s/>r4 <text:s text:c="15"/>column=emp_contact:official, timestamp=2023-05-03T1</text:p>
      <text:p text:style-name="P1"><text:s text:c="19"/>1:26:29.409, value=8920 <text:s text:c="27"/></text:p>
      <text:p text:style-name="P1"><text:s/>r4 <text:s text:c="15"/>column=emp_contact:personal, timestamp=2023-05-03T1</text:p>
      <text:p text:style-name="P1"><text:s text:c="19"/>1:26:15.526, value=3306 <text:s text:c="27"/></text:p>
      <text:p text:style-name="P1"><text:s/>r4 <text:s text:c="15"/>column=emp_id:, timestamp=2023-05-03T11:25:26.700, </text:p>
      <text:p text:style-name="P1"><text:s text:c="19"/>value=104 <text:s text:c="41"/></text:p>
      <text:p text:style-name="P1"><text:s/>r4 <text:s text:c="15"/>column=emp_name:, timestamp=2023-05-03T11:25:40.755</text:p>
      <text:p text:style-name="P1"><text:s text:c="19"/>, value=Ajay <text:s text:c="38"/></text:p>
      <text:p text:style-name="P1">4 row(s)</text:p>
      <text:p text:style-name="P1">Took 0.0660 seconds <text:s text:c="50"/>hbase:006:0&gt; </text:p>
      <text:p text:style-name="P1">hbase:006:0&gt; t.scan 'emp_id'</text:p>
      <text:p text:style-name="P1">ROW <text:s text:c="15"/>COLUMN+CELL <text:s text:c="39"/></text:p>
      <text:p text:style-name="P1"/>
      <text:p text:style-name="P1">ERROR: undefined method `any?' for "emp_id":String</text:p>
      <text:p text:style-name="P1"/>
      <text:p text:style-name="P1">For usage try 'help "scan"'</text:p>
      <text:p text:style-name="P1"/>
      <text:p text:style-name="P1">Took 0.0769 seconds <text:s text:c="50"/>hbase:007:0&gt; t.scan {COLUMN =&gt; 'emp_id'}</text:p>
      <text:p text:style-name="P1">SyntaxError: (hbase):7: syntax error, unexpected '=&gt;'</text:p>
      <text:p text:style-name="P1">t.scan {COLUMN =&gt; 'emp_id'}</text:p>
      <text:p text:style-name="P1"><text:s text:c="16"/>^</text:p>
      <text:p text:style-name="P1"><text:s text:c="22"/>eval at org/jruby/RubyKernel.java:1048</text:p>
      <text:p text:style-name="P1"><text:s text:c="18"/>evaluate at uri:classloader:/META-INF/jruby.home/lib/ruby/stdlib/irb/workspace.rb:85</text:p>
      <text:p text:style-name="P1"><text:s text:c="18"/>evaluate at uri:classloader:/META-INF/jruby.home/lib/ruby/stdlib/irb/context.rb:380</text:p>
      <text:p text:style-name="P1"><text:s text:c="16"/>eval_input at uri:classloader:/irb/hirb.rb:115</text:p>
      <text:p text:style-name="P1"><text:soft-page-break/><text:s text:c="13"/>signal_status at uri:classloader:/META-INF/jruby.home/lib/ruby/stdlib/irb.rb:623</text:p>
      <text:p text:style-name="P1"><text:s text:c="16"/>eval_input at uri:classloader:/irb/hirb.rb:112</text:p>
      <text:p text:style-name="P1"><text:s text:c="2"/>each_top_level_statement at uri:classloader:/META-INF/jruby.home/lib/ruby/stdlib/irb/ruby-lex.rb:246</text:p>
      <text:p text:style-name="P1"><text:s text:c="22"/>loop at org/jruby/RubyKernel.java:1442</text:p>
      <text:p text:style-name="P1"><text:s text:c="2"/>each_top_level_statement at uri:classloader:/META-INF/jruby.home/lib/ruby/stdlib/irb/ruby-lex.rb:232</text:p>
      <text:p text:style-name="P1"><text:s text:c="21"/>catch at org/jruby/RubyKernel.java:1189</text:p>
      <text:p text:style-name="P1"><text:s text:c="2"/>each_top_level_statement at uri:classloader:/META-INF/jruby.home/lib/ruby/stdlib/irb/ruby-lex.rb:231</text:p>
      <text:p text:style-name="P1"><text:s text:c="16"/>eval_input at uri:classloader:/irb/hirb.rb:111</text:p>
      <text:p text:style-name="P1"><text:s text:c="23"/>run at uri:classloader:/META-INF/jruby.home/lib/ruby/stdlib/irb.rb:428</text:p>
      <text:p text:style-name="P1"><text:s text:c="21"/>catch at org/jruby/RubyKernel.java:1189</text:p>
      <text:p text:style-name="P1"><text:s text:c="23"/>run at uri:classloader:/META-INF/jruby.home/lib/ruby/stdlib/irb.rb:427</text:p>
      <text:p text:style-name="P1"><text:s text:c="20"/>&lt;main&gt; at classpath:/jar-bootstrap.rb:223</text:p>
      <text:p text:style-name="P1">mitu@skillologies:~$ </text:p>
      <text:p text:style-name="P1">mitu@skillologies:~$ hbase shell</text:p>
      <text:p text:style-name="P1">2023-05-03 11:46:40,737 WARN <text:s/>[main] util.NativeCodeLoader: Unable to load native-hadoop library for your platform... using builtin-java classes where applicable</text:p>
      <text:p text:style-name="P1">HBase Shell</text:p>
      <text:p text:style-name="P1">Use "help" to get list of supported commands.</text:p>
      <text:p text:style-name="P1">Use "exit" to quit this interactive shell.</text:p>
      <text:p text:style-name="P1">For Reference, please visit: http://hbase.apache.org/2.0/book.html#shell</text:p>
      <text:p text:style-name="P1">Version 2.4.13, r90fb1ddc1df9b345f26687d5d24cedfb19621d63, Wed Jun 22 20:16:39 PDT 2022</text:p>
      <text:p text:style-name="P1">Took 0.0019 seconds <text:s text:c="50"/></text:p>
      <text:p text:style-name="P1">hbase:001:0&gt; LIST</text:p>
      <text:p text:style-name="P1">Traceback (most recent call last):</text:p>
      <text:p text:style-name="P1">NameError (uninitialized constant HBaseReceiver::LIST)</text:p>
      <text:p text:style-name="P1">hbase:002:0&gt; list</text:p>
      <text:p text:style-name="P1">TABLE <text:s text:c="64"/></text:p>
      <text:p text:style-name="P1">a <text:s text:c="68"/></text:p>
      <text:p text:style-name="P1">business <text:s text:c="61"/></text:p>
      <text:p text:style-name="P1">college <text:s text:c="62"/></text:p>
      <text:p text:style-name="P1">emp <text:s text:c="66"/></text:p>
      <text:p text:style-name="P1">employee <text:s text:c="61"/></text:p>
      <text:p text:style-name="P1">hadoop <text:s text:c="63"/></text:p>
      <text:p text:style-name="P1">6 row(s)</text:p>
      <text:p text:style-name="P1">Took 0.6283 seconds <text:s text:c="50"/></text:p>
      <text:p text:style-name="P1">=&gt; ["a", "business", "college", "emp", "employee", "hadoop"]</text:p>
      <text:p text:style-name="P1">hbase:003:0&gt; t = get_table 'employee'</text:p>
      <text:p text:style-name="P1">Took 0.0207 seconds <text:s text:c="50"/></text:p>
      <text:p text:style-name="P1">=&gt; Hbase::Table - employee</text:p>
      <text:p text:style-name="P1">hbase:004:0&gt; t.scan</text:p>
      <text:p text:style-name="P1">ROW <text:s text:c="15"/>COLUMN+CELL <text:s text:c="39"/></text:p>
      <text:p text:style-name="P1"><text:soft-page-break/><text:s/>r1 <text:s text:c="15"/>column=emp_address:local, timestamp=2023-05-03T11:1</text:p>
      <text:p text:style-name="P1"><text:s text:c="19"/>9:53.774, value=Mumbai <text:s text:c="28"/></text:p>
      <text:p text:style-name="P1"><text:s/>r1 <text:s text:c="15"/>column=emp_address:office, timestamp=2023-05-03T11:</text:p>
      <text:p text:style-name="P1"><text:s text:c="19"/>19:42.551, value=Pune <text:s text:c="29"/></text:p>
      <text:p text:style-name="P1"><text:s/>r1 <text:s text:c="15"/>column=emp_contact:official, timestamp=2023-05-03T1</text:p>
      <text:p text:style-name="P1"><text:s text:c="19"/>1:19:14.180, value=5678 <text:s text:c="27"/></text:p>
      <text:p text:style-name="P1"><text:s/>r1 <text:s text:c="15"/>column=emp_contact:personal, timestamp=2023-05-03T1</text:p>
      <text:p text:style-name="P1"><text:s text:c="19"/>1:18:58.468, value=1234 <text:s text:c="27"/></text:p>
      <text:p text:style-name="P1"><text:s/>r1 <text:s text:c="15"/>column=emp_id:, timestamp=2023-05-03T11:18:24.362, </text:p>
      <text:p text:style-name="P1"><text:s text:c="19"/>value=101 <text:s text:c="41"/></text:p>
      <text:p text:style-name="P1"><text:s/>r1 <text:s text:c="15"/>column=emp_name:, timestamp=2023-05-03T11:18:39.979</text:p>
      <text:p text:style-name="P1"><text:s text:c="19"/>, value=Raju <text:s text:c="38"/></text:p>
      <text:p text:style-name="P1"><text:s/>r2 <text:s text:c="15"/>column=emp_address:office, timestamp=2023-05-03T11:</text:p>
      <text:p text:style-name="P1"><text:s text:c="19"/>23:48.785, value=Pune <text:s text:c="29"/></text:p>
      <text:p text:style-name="P1"><text:s/>r2 <text:s text:c="15"/>column=emp_contact:personal, timestamp=2023-05-03T1</text:p>
      <text:p text:style-name="P1"><text:s text:c="19"/>1:23:34.938, value=3925 <text:s text:c="27"/></text:p>
      <text:p text:style-name="P1"><text:s/>r2 <text:s text:c="15"/>column=emp_id:, timestamp=2023-05-03T11:22:54.207, </text:p>
      <text:p text:style-name="P1"><text:s text:c="19"/>value=102 <text:s text:c="41"/></text:p>
      <text:p text:style-name="P1"><text:s/>r2 <text:s text:c="15"/>column=emp_name:, timestamp=2023-05-03T11:23:11.347</text:p>
      <text:p text:style-name="P1"><text:s text:c="19"/>, value=Priya <text:s text:c="37"/></text:p>
      <text:p text:style-name="P1"><text:s/>r3 <text:s text:c="15"/>column=emp_address:local, timestamp=2023-05-03T11:2</text:p>
      <text:p text:style-name="P1"><text:s text:c="19"/>5:06.785, value=Nashik <text:s text:c="28"/></text:p>
      <text:p text:style-name="P1"><text:s/>r3 <text:s text:c="15"/>column=emp_address:ofice, timestamp=2023-05-03T11:2</text:p>
      <text:p text:style-name="P1"><text:s text:c="19"/>5:17.491, value=Pune <text:s text:c="30"/></text:p>
      <text:p text:style-name="P1"><text:s/>r3 <text:s text:c="15"/>column=emp_contact:personal, timestamp=2023-05-03T1</text:p>
      <text:p text:style-name="P1"><text:s text:c="19"/>1:24:32.419, value=3920 <text:s text:c="27"/></text:p>
      <text:p text:style-name="P1"><text:s/>r3 <text:s text:c="15"/>column=emp_id:, timestamp=2023-05-03T11:23:57.736, </text:p>
      <text:p text:style-name="P1"><text:s text:c="19"/>value=103 <text:s text:c="41"/></text:p>
      <text:p text:style-name="P1"><text:s/>r3 <text:s text:c="15"/>column=emp_name:, timestamp=2023-05-03T11:24:14.195</text:p>
      <text:p text:style-name="P1"><text:s text:c="19"/>, value=Samar <text:s text:c="37"/></text:p>
      <text:p text:style-name="P1"><text:s/>r4 <text:s text:c="15"/>column=emp_address:local, timestamp=2023-05-03T11:2</text:p>
      <text:p text:style-name="P1"><text:s text:c="19"/>6:46.497, value=Mumbai <text:s text:c="28"/></text:p>
      <text:p text:style-name="P1"><text:s/>r4 <text:s text:c="15"/>column=emp_contact:official, timestamp=2023-05-03T1</text:p>
      <text:p text:style-name="P1"><text:s text:c="19"/>1:26:29.409, value=8920 <text:s text:c="27"/></text:p>
      <text:p text:style-name="P1"><text:s/>r4 <text:s text:c="15"/>column=emp_contact:personal, timestamp=2023-05-03T1</text:p>
      <text:p text:style-name="P1"><text:soft-page-break/><text:s text:c="19"/>1:26:15.526, value=3306 <text:s text:c="27"/></text:p>
      <text:p text:style-name="P1"><text:s/>r4 <text:s text:c="15"/>column=emp_id:, timestamp=2023-05-03T11:25:26.700, </text:p>
      <text:p text:style-name="P1"><text:s text:c="19"/>value=104 <text:s text:c="41"/></text:p>
      <text:p text:style-name="P1"><text:s/>r4 <text:s text:c="15"/>column=emp_name:, timestamp=2023-05-03T11:25:40.755</text:p>
      <text:p text:style-name="P1"><text:s text:c="19"/>, value=Ajay <text:s text:c="38"/></text:p>
      <text:p text:style-name="P1">4 row(s)</text:p>
      <text:p text:style-name="P1">Took 0.3037 seconds <text:s text:c="50"/>hbase:005:0&gt; scan 'employee',{COLUMN =&gt; 'emp_id'}</text:p>
      <text:p text:style-name="P1">ROW <text:s text:c="15"/>COLUMN+CELL <text:s text:c="39"/></text:p>
      <text:p text:style-name="P1"><text:s/>r1 <text:s text:c="15"/>column=emp_id:, timestamp=2023-05-03T11:18:24.362, </text:p>
      <text:p text:style-name="P1"><text:s text:c="19"/>value=101 <text:s text:c="41"/></text:p>
      <text:p text:style-name="P1"><text:s/>r2 <text:s text:c="15"/>column=emp_id:, timestamp=2023-05-03T11:22:54.207, </text:p>
      <text:p text:style-name="P1"><text:s text:c="19"/>value=102 <text:s text:c="41"/></text:p>
      <text:p text:style-name="P1"><text:s/>r3 <text:s text:c="15"/>column=emp_id:, timestamp=2023-05-03T11:23:57.736, </text:p>
      <text:p text:style-name="P1"><text:s text:c="19"/>value=103 <text:s text:c="41"/></text:p>
      <text:p text:style-name="P1"><text:s/>r4 <text:s text:c="15"/>column=emp_id:, timestamp=2023-05-03T11:25:26.700, </text:p>
      <text:p text:style-name="P1"><text:s text:c="19"/>value=104 <text:s text:c="41"/></text:p>
      <text:p text:style-name="P1">4 row(s)</text:p>
      <text:p text:style-name="P1">Took 0.0316 seconds <text:s text:c="50"/></text:p>
      <text:p text:style-name="P1">hbase:006:0&gt; scan 'employee',{COLUMN =&gt; 'emp_contact:official'}</text:p>
      <text:p text:style-name="P1">ROW <text:s text:c="15"/>COLUMN+CELL <text:s text:c="39"/></text:p>
      <text:p text:style-name="P1"><text:s/>r1 <text:s text:c="15"/>column=emp_contact:official, timestamp=2023-05-03T1</text:p>
      <text:p text:style-name="P1"><text:s text:c="19"/>1:19:14.180, value=5678 <text:s text:c="27"/></text:p>
      <text:p text:style-name="P1"><text:s/>r4 <text:s text:c="15"/>column=emp_contact:official, timestamp=2023-05-03T1</text:p>
      <text:p text:style-name="P1"><text:s text:c="19"/>1:26:29.409, value=8920 <text:s text:c="27"/></text:p>
      <text:p text:style-name="P1">2 row(s)</text:p>
      <text:p text:style-name="P1">Took 0.0090 seconds <text:s text:c="50"/></text:p>
      <text:p text:style-name="P1">hbase:007:0&gt; scan 'employee','r1',{COLUMN =&gt; 'emp_contact:official'}</text:p>
      <text:p text:style-name="P1"/>
      <text:p text:style-name="P1">ERROR: wrong number of arguments (given 3, expected 1..2)</text:p>
      <text:p text:style-name="P1"/>
      <text:p text:style-name="P1">For usage try 'help "scan"'</text:p>
      <text:p text:style-name="P1"/>
      <text:p text:style-name="P1">Took 0.0205 seconds <text:s text:c="50"/></text:p>
      <text:p text:style-name="P1">hbase:008:0&gt; </text:p>
      <text:p text:style-name="P1">hbase:008:0&gt; deleteall 'employee',{COLUMN =&gt; 'emp_id'}</text:p>
      <text:p text:style-name="P1"/>
      <text:p text:style-name="P1">ERROR: undefined method `to_java_bytes' for nil:NilClass</text:p>
      <text:p text:style-name="P1"/>
      <text:p text:style-name="P1">For usage try 'help "deleteall"'</text:p>
      <text:p text:style-name="P1"/>
      <text:p text:style-name="P1">Took 0.0446 seconds <text:s text:c="50"/></text:p>
      <text:p text:style-name="P1">hbase:009:0&gt; deleteall 'employee','r2',{COLUMN =&gt; 'emp_id'}</text:p>
      <text:p text:style-name="P1"/>
      <text:p text:style-name="P1"><text:soft-page-break/>ERROR: undefined method `to_java_bytes' for {"COLUMN"=&gt;"emp_id"}:Hash</text:p>
      <text:p text:style-name="P1">Did you mean? <text:s/>to_java</text:p>
      <text:p text:style-name="P1"/>
      <text:p text:style-name="P1">For usage try 'help "deleteall"'</text:p>
      <text:p text:style-name="P1"/>
      <text:p text:style-name="P1">Took 0.0474 seconds <text:s text:c="50"/></text:p>
      <text:p text:style-name="P1">hbase:010:0&gt; deleteall 'employee','r2','emp_id'</text:p>
      <text:p text:style-name="P1">Took 0.0444 seconds <text:s text:c="50"/></text:p>
      <text:p text:style-name="P1">hbase:011:0&gt; help "deleteall"</text:p>
      <text:p text:style-name="P1">Delete all cells in a given row; pass a table name, row, and optionally</text:p>
      <text:p text:style-name="P1">a column and timestamp. Deleteall also support deleting a row range using a</text:p>
      <text:p text:style-name="P1">row key prefix. Examples:</text:p>
      <text:p text:style-name="P1"/>
      <text:p text:style-name="P1"><text:s text:c="2"/>hbase&gt; deleteall 'ns1:t1', 'r1'</text:p>
      <text:p text:style-name="P1"><text:s text:c="2"/>hbase&gt; deleteall 't1', 'r1'</text:p>
      <text:p text:style-name="P1"><text:s text:c="2"/>hbase&gt; deleteall 't1', 'r1', 'c1'</text:p>
      <text:p text:style-name="P1"><text:s text:c="2"/>hbase&gt; deleteall 't1', 'r1', 'c1', ts1</text:p>
      <text:p text:style-name="P1"><text:s text:c="2"/>//'' means no specific column, will delete all cells in the row which timestamp is lower than</text:p>
      <text:p text:style-name="P1"><text:s text:c="2"/>//the one specified in the command</text:p>
      <text:p text:style-name="P1"><text:s text:c="2"/>hbase&gt; deleteall 't1', 'r1', '', ts1</text:p>
      <text:p text:style-name="P1"><text:s text:c="2"/>hbase&gt; deleteall 't1', 'r1', 'c1', ts1, {VISIBILITY=&gt;'PRIVATE|SECRET'}</text:p>
      <text:p text:style-name="P1"/>
      <text:p text:style-name="P1">ROWPREFIXFILTER can be used to delete row ranges</text:p>
      <text:p text:style-name="P1"><text:s text:c="2"/>hbase&gt; deleteall 't1', {ROWPREFIXFILTER =&gt; 'prefix'}</text:p>
      <text:p text:style-name="P1"><text:s text:c="2"/>hbase&gt; deleteall 't1', {ROWPREFIXFILTER =&gt; 'prefix'}, 'c1' <text:s text:c="7"/>//delete certain column family in the row ranges</text:p>
      <text:p text:style-name="P1"><text:s text:c="2"/>hbase&gt; deleteall 't1', {ROWPREFIXFILTER =&gt; 'prefix'}, 'c1', ts1</text:p>
      <text:p text:style-name="P1"><text:s text:c="2"/>hbase&gt; deleteall 't1', {ROWPREFIXFILTER =&gt; 'prefix'}, '', ts1</text:p>
      <text:p text:style-name="P1"><text:s text:c="2"/>hbase&gt; deleteall 't1', {ROWPREFIXFILTER =&gt; 'prefix'}, 'c1', ts1, {VISIBILITY=&gt;'PRIVATE|SECRET'}</text:p>
      <text:p text:style-name="P1"/>
      <text:p text:style-name="P1">CACHE can be used to specify how many deletes batched to be sent to server at one time, default is 100</text:p>
      <text:p text:style-name="P1"><text:s text:c="2"/>hbase&gt; deleteall 't1', {ROWPREFIXFILTER =&gt; 'prefix', CACHE =&gt; 100}</text:p>
      <text:p text:style-name="P1"/>
      <text:p text:style-name="P1"/>
      <text:p text:style-name="P1">The same commands also can be run on a table reference. Suppose you had a reference</text:p>
      <text:p text:style-name="P1">t to table 't1', the corresponding command would be:</text:p>
      <text:p text:style-name="P1"/>
      <text:p text:style-name="P1"><text:s text:c="2"/>hbase&gt; t.deleteall 'r1', 'c1', ts1, {VISIBILITY=&gt;'PRIVATE|SECRET'}</text:p>
      <text:p text:style-name="P1"><text:s text:c="2"/>hbase&gt; t.deleteall {ROWPREFIXFILTER =&gt; 'prefix', CACHE =&gt; 100}, 'c1', ts1, {VISIBILITY=&gt;'PRIVATE|SECRET'}</text:p>
      <text:p text:style-name="P1">hbase:012:0&gt; help</text:p>
      <text:p text:style-name="P1"><text:soft-page-break/>HBase Shell, version 2.4.13, r90fb1ddc1df9b345f26687d5d24cedfb19621d63, Wed Jun 22 20:16:39 PDT 2022</text:p>
      <text:p text:style-name="P1">Type 'help "COMMAND"', (e.g. 'help "get"' -- the quotes are necessary) for help on a specific command.</text:p>
      <text:p text:style-name="P1">Commands are grouped. Type 'help "COMMAND_GROUP"', (e.g. 'help "general"') for help on a command group.</text:p>
      <text:p text:style-name="P1"/>
      <text:p text:style-name="P1">COMMAND GROUPS:</text:p>
      <text:p text:style-name="P1"><text:s text:c="2"/>Group name: general</text:p>
      <text:p text:style-name="P1"><text:s text:c="2"/>Commands: processlist, status, table_help, version, whoami</text:p>
      <text:p text:style-name="P1"/>
      <text:p text:style-name="P1"><text:s text:c="2"/>Group name: ddl</text:p>
      <text:p text:style-name="P1"><text:s text:c="2"/>Commands: alter, alter_async, alter_status, clone_table_schema, create, describe, disable, disable_all, drop, drop_all, enable, enable_all, exists, get_table, is_disabled, is_enabled, list, list_regions, locate_region, show_filters</text:p>
      <text:p text:style-name="P1"/>
      <text:p text:style-name="P1"><text:s text:c="2"/>Group name: namespace</text:p>
      <text:p text:style-name="P1"><text:s text:c="2"/>Commands: alter_namespace, create_namespace, describe_namespace, drop_namespace, list_namespace, list_namespace_tables</text:p>
      <text:p text:style-name="P1"/>
      <text:p text:style-name="P1"><text:s text:c="2"/>Group name: dml</text:p>
      <text:p text:style-name="P1"><text:s text:c="2"/>Commands: append, count, delete, deleteall, get, get_counter, get_splits, incr, put, scan, truncate, truncate_preserve</text:p>
      <text:p text:style-name="P1"/>
      <text:p text:style-name="P1"><text:s text:c="2"/>Group name: tools</text:p>
      <text:p text:style-name="P1"><text:s text:c="2"/>Commands: assign, balance_switch, balancer, balancer_enabled, catalogjanitor_enabled, catalogjanitor_run, catalogjanitor_switch, cleaner_chore_enabled, cleaner_chore_run, cleaner_chore_switch, clear_block_cache, clear_compaction_queues, clear_deadservers, clear_slowlog_responses, close_region, compact, compact_rs, compaction_state, compaction_switch, decommission_regionservers, flush, get_balancer_decisions, get_balancer_rejections, get_largelog_responses, get_slowlog_responses, hbck_chore_run, is_in_maintenance_mode, list_deadservers, list_decommissioned_regionservers, list_liveservers, major_compact, merge_region, move, normalize, normalizer_enabled, normalizer_switch, recommission_regionserver, regioninfo, rit, snapshot_cleanup_enabled, snapshot_cleanup_switch, split, splitormerge_enabled, splitormerge_switch, stop_master, stop_regionserver, trace, unassign, wal_roll, zk_dump</text:p>
      <text:p text:style-name="P1"/>
      <text:p text:style-name="P1"><text:s text:c="2"/>Group name: replication</text:p>
      <text:p text:style-name="P1"><text:s text:c="2"/>Commands: add_peer, append_peer_exclude_namespaces, append_peer_exclude_tableCFs, append_peer_namespaces, append_peer_tableCFs, disable_peer, disable_table_replication, enable_peer, enable_table_replication, get_peer_config, list_peer_configs, list_peers, list_replicated_tables, remove_peer, remove_peer_exclude_namespaces, remove_peer_exclude_tableCFs, remove_peer_namespaces, remove_peer_tableCFs, set_peer_bandwidth, set_peer_exclude_namespaces, set_peer_exclude_tableCFs, <text:soft-page-break/>set_peer_namespaces, set_peer_replicate_all, set_peer_serial, set_peer_tableCFs, show_peer_tableCFs, update_peer_config</text:p>
      <text:p text:style-name="P1"/>
      <text:p text:style-name="P1"><text:s text:c="2"/>Group name: snapshots</text:p>
      <text:p text:style-name="P1"><text:s text:c="2"/>Commands: clone_snapshot, delete_all_snapshot, delete_snapshot, delete_table_snapshots, list_snapshots, list_table_snapshots, restore_snapshot, snapshot</text:p>
      <text:p text:style-name="P1"/>
      <text:p text:style-name="P1"><text:s text:c="2"/>Group name: configuration</text:p>
      <text:p text:style-name="P1"><text:s text:c="2"/>Commands: update_all_config, update_config</text:p>
      <text:p text:style-name="P1"/>
      <text:p text:style-name="P1"><text:s text:c="2"/>Group name: quotas</text:p>
      <text:p text:style-name="P1"><text:s text:c="2"/>Commands: disable_exceed_throttle_quota, disable_rpc_throttle, enable_exceed_throttle_quota, enable_rpc_throttle, list_quota_snapshots, list_quota_table_sizes, list_quotas, list_snapshot_sizes, set_quota</text:p>
      <text:p text:style-name="P1"/>
      <text:p text:style-name="P1"><text:s text:c="2"/>Group name: security</text:p>
      <text:p text:style-name="P1"><text:s text:c="2"/>Commands: grant, list_security_capabilities, revoke, user_permission</text:p>
      <text:p text:style-name="P1"/>
      <text:p text:style-name="P1"><text:s text:c="2"/>Group name: procedures</text:p>
      <text:p text:style-name="P1"><text:s text:c="2"/>Commands: list_locks, list_procedures</text:p>
      <text:p text:style-name="P1"/>
      <text:p text:style-name="P1"><text:s text:c="2"/>Group name: visibility labels</text:p>
      <text:p text:style-name="P1"><text:s text:c="2"/>Commands: add_labels, clear_auths, get_auths, list_labels, set_auths, set_visibility</text:p>
      <text:p text:style-name="P1"/>
      <text:p text:style-name="P1"><text:s text:c="2"/>Group name: rsgroup</text:p>
      <text:p text:style-name="P1"><text:s text:c="2"/>Commands: add_rsgroup, alter_rsgroup_config, balance_rsgroup, get_namespace_rsgroup, get_rsgroup, get_server_rsgroup, get_table_rsgroup, list_rsgroups, move_namespaces_rsgroup, move_servers_namespaces_rsgroup, move_servers_rsgroup, move_servers_tables_rsgroup, move_tables_rsgroup, remove_rsgroup, remove_servers_rsgroup, rename_rsgroup, show_rsgroup_config</text:p>
      <text:p text:style-name="P1"/>
      <text:p text:style-name="P1">SHELL USAGE:</text:p>
      <text:p text:style-name="P1">Quote all names in HBase Shell such as table and column names. <text:s/>Commas delimit</text:p>
      <text:p text:style-name="P1">command parameters. <text:s/>Type &lt;RETURN&gt; after entering a command to run it.</text:p>
      <text:p text:style-name="P1">Dictionaries of configuration used in the creation and alteration of tables are</text:p>
      <text:p text:style-name="P1">Ruby Hashes. They look like this:</text:p>
      <text:p text:style-name="P1"/>
      <text:p text:style-name="P1"><text:s text:c="2"/>{'key1' =&gt; 'value1', 'key2' =&gt; 'value2', ...}</text:p>
      <text:p text:style-name="P1"/>
      <text:p text:style-name="P1">and are opened and closed with curley-braces. <text:s/>Key/values are delimited by the</text:p>
      <text:p text:style-name="P1">'=&gt;' character combination. <text:s/>Usually keys are predefined constants such as</text:p>
      <text:p text:style-name="P1">NAME, VERSIONS, COMPRESSION, etc. <text:s/>Constants do not need to be quoted. <text:s/>Type</text:p>
      <text:p text:style-name="P1"><text:soft-page-break/>'Object.constants' to see a (messy) list of all constants in the environment.</text:p>
      <text:p text:style-name="P1"/>
      <text:p text:style-name="P1">If you are using binary keys or values and need to enter them in the shell, use</text:p>
      <text:p text:style-name="P1">double-quote'd hexadecimal representation. For example:</text:p>
      <text:p text:style-name="P1"/>
      <text:p text:style-name="P1"><text:s text:c="2"/>hbase&gt; get 't1', "key\x03\x3f\xcd"</text:p>
      <text:p text:style-name="P1"><text:s text:c="2"/>hbase&gt; get 't1', "key\003\023\011"</text:p>
      <text:p text:style-name="P1"><text:s text:c="2"/>hbase&gt; put 't1', "test\xef\xff", 'f1:', "\x01\x33\x40"</text:p>
      <text:p text:style-name="P1"/>
      <text:p text:style-name="P1">The HBase shell is the (J)Ruby IRB with the above HBase-specific commands added.</text:p>
      <text:p text:style-name="P1">For more on the HBase Shell, see http://hbase.apache.org/book.html</text:p>
      <text:p text:style-name="P1">hbase:013:0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3:37:22.230191039</meta:creation-date>
    <dc:date>2023-05-03T13:38:02.936091431</dc:date>
    <meta:editing-duration>PT41S</meta:editing-duration>
    <meta:editing-cycles>1</meta:editing-cycles>
    <meta:document-statistic meta:table-count="0" meta:image-count="0" meta:object-count="0" meta:page-count="20" meta:paragraph-count="622" meta:word-count="2784" meta:character-count="40655" meta:non-whitespace-character-count="25654"/>
    <meta:generator>LibreOffice/7.4.1.2$Linux_X86_64 LibreOffice_project/3c58a8f3a960df8bc8fd77b461821e42c061c5f0</meta:generator>
  </office:meta>
</office:document-meta>
</file>